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4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35">
      <style:paragraph-properties fo:margin-top="0in" fo:margin-bottom="0in"/>
    </style:style>
    <style:style style:name="P92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5-19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assuntos-por-capitulos-e-resumos"/>3 Assuntos por capitulos e resumos<text:bookmark-end text:name="assuntos-por-capitulos-e-resumos"/></text:h>
      <text:h text:style-name="Heading_20_2" text:outline-level="2"><text:bookmark-start text:name="cap-1---instalação-do-r-e-rstudio"/>3.1 Cap 1 - Instalação do R e Rstudio<text:line-break/><text:bookmark-end text:name="cap-1---instalação-do-r-e-rstudio"/></text:h>
      <text:h text:style-name="Heading_20_2" text:outline-level="2"><text:bookmark-start text:name="cap-2---pacote-base-e-funções-estatísticas-básicas"/>3.2 Cap 2 - Pacote base e funções estatísticas básicas<text:line-break/><text:bookmark-end text:name="cap-2---pacote-base-e-funções-estatísticas-básicas"/></text:h>
      <text:h text:style-name="Heading_20_2" text:outline-level="2"><text:bookmark-start text:name="cap-3---principais-pacotes"/>3.3 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2" text:outline-level="2"><text:bookmark-start text:name="cap-4---r-markdown"/>3.4 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I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2" text:outline-level="2"><text:bookmark-start text:name="cap-5---pacotes-do-tidyverse-e-identificandomudando-tipos-de-variaveis"/>3.5 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cap-6---pacote-data.table"/>3.6 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ap-7---gráficos-basicos-e-pacote-ggplot2"/>3.7 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</text:list-item>
      </text:list>
      <text:list text:style-name="L27">
        <text:list-item>
          <text:p text:style-name="P27">Gráfico de barras<text:line-break/><text:span text:style-name="T1">barplot</text:span><text:line-break/></text:p>
        </text:list-item>
        <text:list-item>
          <text:p text:style-name="P27">Gráfico circular (pizza)<text:line-break/><text:span text:style-name="T1">pie</text:span></text:p>
        </text:list-item>
        <text:list-item>
          <text:p text:style-name="P27">Gráfico de linhas<text:line-break/><text:span text:style-name="T1">plot</text:span></text:p>
          <text:list text:style-name="L28">
            <text:list-item>
              <text:p text:style-name="P28">Para adicionar mais linhas no grafico.<text:line-break/><text:span text:style-name="T1">lines</text:span></text:p>
            </text:list-item>
          </text:list>
        </text:list-item>
        <text:list-item>
          <text:p text:style-name="P27">Gráfico de dispersão<text:line-break/></text:p>
          <text:list text:style-name="L29">
            <text:list-item>
              <text:p text:style-name="P29">Para obter a correlação.<text:line-break/><text:span text:style-name="T1">cor</text:span>(x,y)<text:line-break/></text:p>
            </text:list-item>
            <text:list-item>
              <text:p text:style-name="P29">Para obter o coeficiente da reta de regressão.<text:line-break/><text:span text:style-name="T1">lm</text:span>(y ~x)$coef<text:line-break/></text:p>
            </text:list-item>
            <text:list-item>
              <text:p text:style-name="P29">Adiciona a reta tracejada.<text:line-break/><text:span text:style-name="T1">abline</text:span><text:line-break/></text:p>
            </text:list-item>
          </text:list>
        </text:list-item>
        <text:list-item>
          <text:p text:style-name="P27">Histograma<text:line-break/><text:span text:style-name="T1">hist</text:span><text:line-break/></text:p>
        </text:list-item>
        <text:list-item>
          <text:p text:style-name="P27"><text:span text:style-name="T1">Boxplot</text:span> (diagrama de caixa)<text:line-break/></text:p>
        </text:list-item>
      </text:list>
      <text:list text:style-name="L30">
        <text:list-item>
          <text:p text:style-name="P30">Pacote <text:span text:style-name="T1">ggplot2</text:span><text:line-break/></text:p>
        </text:list-item>
      </text:list>
      <text:list text:style-name="L31">
        <text:list-item>
          <text:p text:style-name="P31">Constroi diversos tipos de graficos a partir da mesma estrutura de componentes:<text:line-break/></text:p>
          <text:list text:style-name="L32">
            <text:list-item>
              <text:p text:style-name="P32"><text:span text:style-name="T2">data</text:span>: referente ao banco de dados.<text:line-break/></text:p>
            </text:list-item>
            <text:list-item>
              <text:p text:style-name="P32"><text:span text:style-name="T2">geom_forma</text:span>: um rol de tipos possiveis de representação dos dados.<text:line-break/></text:p>
            </text:list-item>
            <text:list-item>
              <text:p text:style-name="P32"><text:span text:style-name="T2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33">
        <text:list-item>
          <text:p text:style-name="P33">O que precisa para fazer o grafico?<text:line-break/>A. Um nome de objeto para guardar o grafico (uma variavel).<text:line-break/>B. A base de dados que será utilizada para a plotagem.<text:line-break/><text:span text:style-name="T1">ggplot</text:span>(<text:span text:style-name="T2">data</text:span><text:span text:style-name="T1">=</text:span><text:span text:style-name="T2">nome_da_base</text:span>)<text:line-break/>C. Descrever como as variaveis serão utilizadas na plotagem:<text:line-break/><text:span text:style-name="T1">aes</text:span>(<text:span text:style-name="T2">x</text:span><text:span text:style-name="T1">=</text:span>…, <text:span text:style-name="T2">y</text:span><text:span text:style-name="T1">=</text:span>…, …)<text:line-break/>D. Especificar o tipo de grafico:<text:line-break/><text:span text:style-name="T2">geom_forma</text:span>(…)<text:line-break/>E. Utilizar o operador “<text:span text:style-name="T1">+</text:span>” para adicionar camadas ao objeto <text:span text:style-name="T1">ggplot</text:span> criado.<text:line-break/>F. Pacotes auxiliares como <text:span text:style-name="T2">ggthemes</text:span> e <text:span text:style-name="T2">grid</text:span>, dentre outros.<text:line-break/></text:p>
        </text:list-item>
        <text:list-item>
          <text:p text:style-name="P33">Quais formatos podemos utilizar no ggplot2 - geom_forma?<text:line-break/></text:p>
        </text:list-item>
      </text:list>
      <text:p text:style-name="P34">## <text:s text:c="44"/>forma</text:p>
      <text:p text:style-name="P35">## 1 <text:s text:c="23"/>geom_area ou geom_ribbon</text:p>
      <text:p text:style-name="P36">## 2 <text:s text:c="27"/>geom_bar ou geom_col</text:p>
      <text:p text:style-name="P37">## 3 <text:s text:c="27"/>geom_bar+coord_polar</text:p>
      <text:p text:style-name="P38">## 4 <text:s text:c="35"/>geom_boxplot</text:p>
      <text:p text:style-name="P39">## 5 <text:s text:c="37"/>geom_curve</text:p>
      <text:p text:style-name="P40">## 6 <text:s text:c="35"/>geom_density</text:p>
      <text:p text:style-name="P41">## 7 <text:s text:c="35"/>geom_dotplot</text:p>
      <text:p text:style-name="P42">## 8 <text:s text:c="33"/>geom_histogram</text:p>
      <text:p text:style-name="P43">## 9 <text:s text:c="1"/>geom_line, geom_abline, geom_hline, geom_vline</text:p>
      <text:p text:style-name="P44">## 10 <text:s text:c="36"/>geom_point</text:p>
      <text:p text:style-name="P45">## 11 <text:s text:c="23"/>geom_qq ou geom_qq_line</text:p>
      <text:p text:style-name="P46">## 12 <text:s text:c="11"/>geom_tile, geom_rect ou geom_raster</text:p>
      <text:p text:style-name="P47">## 13 <text:s text:c="35"/>geom_violin</text:p>
      <text:p text:style-name="P48">## <text:s text:c="55"/>tipo_de_grafico</text:p>
      <text:p text:style-name="P49">## 1 <text:s text:c="1"/>Produz um grafico para visualizar área sob a curva ou entre curvas.</text:p>
      <text:p text:style-name="P50">## 2 <text:s text:c="28"/>Produz um grafico de colunas do vetor x.</text:p>
      <text:p text:style-name="P51">## 3 <text:s text:c="33"/>Produz um grafico circular (Pizza).</text:p>
      <text:p text:style-name="P52">## 4 <text:s text:c="46"/>Produz o boxplot de x.</text:p>
      <text:p text:style-name="P53">## 5 <text:s text:c="41"/>Produz um grafico em curva.</text:p>
      <text:p text:style-name="P54">## 6 <text:s text:c="32"/>Produz um grafico da densidade de x.</text:p>
      <text:p text:style-name="P55">## 7 <text:s text:c="40"/>Produz um grafico de pontos.</text:p>
      <text:p text:style-name="P56">## 8 <text:s text:c="36"/>Produz um histograma do vetor x.</text:p>
      <text:p text:style-name="P57">## 9 <text:s text:c="41"/>Produz um grafico de linhas</text:p>
      <text:p text:style-name="P58">## 10 <text:s text:c="24"/>Produz um grafico de dispersão entre x e y.</text:p>
      <text:p text:style-name="P59">## 11 <text:s text:c="13"/>plota os quantis de x usando como base a curva normal.</text:p>
      <text:p text:style-name="P60">## 12 <text:s text:c="36"/>Produz uma grade de retangulos.</text:p>
      <text:p text:style-name="P61">## 13 <text:s text:c="29"/>Produz um grafico em forma de violino.</text:p>
      <text:list text:style-name="L34">
        <text:list-item>
          <text:p text:style-name="P62">Nome dos argumentos para adicionar efeito em graficos do pacote ggplot2.</text:p>
        </text:list-item>
      </text:list>
      <text:p text:style-name="P63">## <text:s text:c="37"/>funcao</text:p>
      <text:p text:style-name="P64">## 1 <text:s text:c="33"/>autoplot</text:p>
      <text:p text:style-name="P65">## 2 <text:s text:c="26"/>coord_cartesian</text:p>
      <text:p text:style-name="P66">## 3 <text:s text:c="30"/>coord_fixed</text:p>
      <text:p text:style-name="P67">## 4 <text:s text:c="31"/>coord_flip</text:p>
      <text:p text:style-name="P68">## 5 <text:s text:c="30"/>coord_polar</text:p>
      <text:p text:style-name="P69">## 6 <text:s text:c="31"/>geom_blank</text:p>
      <text:p text:style-name="P70">## 7 <text:s text:c="30"/>geom_jitter</text:p>
      <text:p text:style-name="P71">## 8 <text:s text:c="30"/>geom_smooth</text:p>
      <text:p text:style-name="P72">## 9 <text:s text:c="32"/>geom_text</text:p>
      <text:p text:style-name="P73">## 10 scale_fill_(=brewer ou grey ou gradient)</text:p>
      <text:p text:style-name="P74">## 11 <text:s text:c="23"/>scale_*_continuos</text:p>
      <text:p text:style-name="P75">## 12 <text:s text:c="24"/>scale_*_discrete</text:p>
      <text:p text:style-name="P76">## 13 <text:s text:c="26"/>scale_*_manual</text:p>
      <text:p text:style-name="P77">## <text:s text:c="41"/>efeito_no_grafico</text:p>
      <text:p text:style-name="P78">## 1 <text:s text:c="4"/>Produz um grafico apropriado para o tipo de variavel</text:p>
      <text:p text:style-name="P79">## 2 <text:s text:c="35"/>Coordenada cartesiana</text:p>
      <text:p text:style-name="P80">## 3 <text:s text:c="1"/>Coordenada cartesiana com razão entre eixo x e y fixada</text:p>
      <text:p text:style-name="P81">## 4 <text:s text:c="23"/>Inverte a posição dos eixos x e y</text:p>
      <text:p text:style-name="P82">## 5 <text:s text:c="40"/>Coordenada polar</text:p>
      <text:p text:style-name="P83">## 6 <text:s text:c="40"/>Janela em branco</text:p>
      <text:p text:style-name="P84">## 7 <text:s text:c="33"/>Produz um efeito jitter</text:p>
      <text:p text:style-name="P85">## 8 <text:s text:c="30"/>Produz uma curva suavizada</text:p>
      <text:p text:style-name="P86">## 9 <text:s text:c="27"/>Aplica texto a janela grafica</text:p>
      <text:p text:style-name="P87">## 10 <text:s text:c="31"/>Define a escala de cores</text:p>
      <text:p text:style-name="P88">## 11 <text:s text:c="9"/>Define parametros para o eixo x ou y continuos</text:p>
      <text:p text:style-name="P89">## 12 <text:s text:c="10"/>Define parametros para o eixo x ou y discreto</text:p>
      <text:p text:style-name="P90">## 13 <text:s text:c="12"/>Define parametros para os eixos manualmente</text:p>
      <text:list text:style-name="L35">
        <text:list-item>
          <text:p text:style-name="P91">Definindo um tema para o grafico <text:span text:style-name="T1">ggplot</text:span>.<text:line-break/></text:p>
          <text:list text:style-name="L36">
            <text:list-item>
              <text:p text:style-name="P92"><text:span text:style-name="T2">theme_gray</text:span><text:line-break/>Fundo cinza e linhas grandes brancas.<text:line-break/></text:p>
            </text:list-item>
            <text:list-item>
              <text:p text:style-name="P92"><text:span text:style-name="T2">theme_bw</text:span><text:line-break/>O classico preto e branco. Otimo para projetor.<text:line-break/></text:p>
            </text:list-item>
            <text:list-item>
              <text:p text:style-name="P92"><text:span text:style-name="T2">theme_linedraw</text:span><text:line-break/>Linhas pretasde varias larguras num fundo branco. semelhante ao theme_bw.<text:line-break/></text:p>
            </text:list-item>
            <text:list-item>
              <text:p text:style-name="P92"><text:span text:style-name="T2">theme_light</text:span><text:line-break/>Semelhante ao theme_linedraw, porem com as linhas mais cinza claro, para dar atenção aos dados.<text:line-break/></text:p>
            </text:list-item>
            <text:list-item>
              <text:p text:style-name="P92"><text:span text:style-name="T2">theme_dark</text:span><text:line-break/>Versão escura do theme_light, com o fundo escuro, util para criar linhas finas coloridas.<text:line-break/></text:p>
            </text:list-item>
            <text:list-item>
              <text:p text:style-name="P92"><text:span text:style-name="T2">theme_minimal</text:span><text:line-break/>Um tema minimalista sem anotações de fundo.<text:line-break/></text:p>
            </text:list-item>
            <text:list-item>
              <text:p text:style-name="P92"><text:span text:style-name="T2">theme_classic</text:span><text:line-break/>Tema classico, com linhas do eixo x e y, sem linhas de grade.<text:line-break/></text:p>
            </text:list-item>
            <text:list-item>
              <text:p text:style-name="P92"><text:span text:style-name="T2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4 Andamento dos Estudos<text:bookmark-end text:name="andamento-dos-estudos"/></text:h>
      <text:h text:style-name="Heading_20_2" text:outline-level="2"><text:bookmark-start text:name="assunto-em-andamento"/>4.1 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4.2 Em andamento:<text:bookmark-end text:name="em-andamento"/></text:h>
      <text:h text:style-name="Heading_20_2" text:outline-level="2"><text:bookmark-start text:name="vazios"/>4.3 Vazios:<text:bookmark-end text:name="vazios"/></text:h>
      <text:h text:style-name="Heading_20_2" text:outline-level="2"><text:bookmark-start text:name="finalizando-detalhes"/>4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Readme.rmd</dc:title>
    <dc:description/>
    <dc:subject/>
    <meta:keyword/>
    <meta:initial-creator>Sergio Pedro R Oliveira</meta:initial-creator>
    <dc:creator>Sergio Pedro R Oliveira</dc:creator>
    <meta:creation-date>2022-05-19T07:52:58Z</meta:creation-date>
    <dc:date>2022-05-19T07:52:58Z</dc:date>
    <meta:user-defined meta:name="date" meta:value-type="string">2022-05-19</meta:user-defined>
    <meta:user-defined meta:name="output" meta:value-type="string"/>
  </office:meta>
</office:document-meta>
</file>